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470000002454F5D547A29B875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nB Office" svg:font-family="'UnB Offic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B Office1" svg:font-family="'UnB Office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officeooo:rsid="00168554" officeooo:paragraph-rsid="00168554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officeooo:rsid="001779c6" officeooo:paragraph-rsid="001779c6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UnB Office1" fo:font-size="11pt" fo:font-style="normal" fo:font-weight="bold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UnB Office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UnB Office1" fo:font-size="11pt" fo:font-weight="bold" officeooo:rsid="001779c6" officeooo:paragraph-rsid="001779c6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UnB Office1" fo:font-size="11pt" fo:font-style="normal" fo:font-weight="normal" officeooo:rsid="001e67f2" officeooo:paragraph-rsid="001ee589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UnB Office1" fo:font-size="11pt" fo:font-style="normal" fo:font-weight="normal" officeooo:rsid="001e67f2" officeooo:paragraph-rsid="001e67f2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UnB Office1" fo:font-size="11pt" fo:font-style="normal" fo:font-weight="normal" officeooo:rsid="00215637" officeooo:paragraph-rsid="00215637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UnB Office1" fo:font-size="11pt" fo:font-style="normal" fo:font-weight="normal" officeooo:rsid="00190600" officeooo:paragraph-rsid="00190600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UnB Office1" fo:font-size="11pt" fo:font-style="normal" fo:font-weight="normal" officeooo:rsid="00190600" officeooo:paragraph-rsid="001e67f2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1779c6"/>
    </style:style>
    <style:style style:name="T2" style:family="text">
      <style:text-properties officeooo:rsid="001ac8d5"/>
    </style:style>
    <style:style style:name="T3" style:family="text">
      <style:text-properties officeooo:rsid="001b0b18"/>
    </style:style>
    <style:style style:name="T4" style:family="text">
      <style:text-properties officeooo:rsid="001c8406"/>
    </style:style>
    <style:style style:name="T5" style:family="text">
      <style:text-properties officeooo:rsid="001e67f2"/>
    </style:style>
    <style:style style:name="fr1" style:family="graphic" style:parent-style-name="Graphics">
      <style:graphic-properties style:run-through="foreground" style:wrap="right" style:number-wrapped-paragraphs="1" style:wrap-contour="false" style:horizontal-pos="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6">Atividade 01</text:p>
      <text:p text:style-name="P5"/>
      <text:p text:style-name="P11"><text:span text:style-name="T2">O</text:span> indivíduo em um processo <text:span text:style-name="T5">livre</text:span> de construção do conhecimento, <text:span text:style-name="T4">mediado</text:span> <text:span text:style-name="T4">pel</text:span>a prática e incentiv<text:span text:style-name="T4">ado</text:span> <text:span text:style-name="T4">pel</text:span>o mestre, <text:span text:style-name="T5">realizado</text:span> <text:span text:style-name="T5">de maneira</text:span> gradativa e impulsionado pelos próprios agentes <text:span text:style-name="T3">d</text:span>o processo de aprendizado, <text:span text:style-name="T4">são fatores que facilitam a ação educativa</text:span>.</text:p>
      <text:p text:style-name="P12"><text:span text:style-name="T5">Além disso, o</text:span> desenvolvimento coletivo propicia que seus agentes se envolvam na construção de seu próprio processo <text:span text:style-name="T2">de</text:span> aprendizado e sejam responsáveis pel<text:span text:style-name="T2">a</text:span> constru<text:span text:style-name="T2">ção do seu</text:span> <text:span text:style-name="T3">conhecimento</text:span>.</text:p>
      <text:p text:style-name="P8">De outro modo a<text:span text:style-name="T1"> ansiedade, o desânimo e a frustração são fatores que dificultam o aprendizado. Porém a magia presente no trabalho, na construção de algo, o ambiente em que este trabalho é executado, a comunicação e a realização do resultado obtido superam esses obstáculos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nB Office" svg:font-family="'UnB Offic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B Office1" svg:font-family="'UnB Office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-image-width="0cm" draw:fill-image-height="0cm"/>
      <style:paragraph-properties fo:margin-top="0cm" fo:margin-bottom="0.212cm" loext:contextual-spacing="false" fo:text-align="end" style:justify-single-word="false" style:snap-to-layout-grid="true" style:writing-mode="pag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6.505cm" fo:break-before="page" table:align="left"/>
    </style:style>
    <style:style style:name="Tabela1.A" style:family="table-column">
      <style:table-column-properties style:column-width="6.505cm"/>
    </style:style>
    <style:style style:name="Tabela1.A1" style:family="table-cell">
      <style:table-cell-properties fo:padding="0.097cm" fo:border="none"/>
    </style:style>
    <style:style style:name="MP1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style:font-size-asian="12pt" style:font-weight-asian="bold" style:font-size-complex="12pt" style:font-weight-complex="bold"/>
    </style:style>
    <style:style style:name="MP2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officeooo:rsid="00168554" officeooo:paragraph-rsid="00168554" style:font-size-asian="12pt" style:font-weight-asian="bold" style:font-size-complex="12pt" style:font-weight-complex="bold"/>
    </style:style>
    <style:style style:name="MP3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officeooo:rsid="001779c6" officeooo:paragraph-rsid="001779c6" style:font-size-asian="12pt" style:font-weight-asian="bold" style:font-size-complex="12pt" style:font-weight-complex="bold"/>
    </style:style>
    <style:style style:name="MP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UnB Office1" fo:font-size="11pt" fo:font-style="normal" fo:font-weight="normal" officeooo:rsid="00215637" officeooo:paragraph-rsid="00215637" style:font-size-asian="11pt" style:font-style-asian="normal" style:font-weight-asian="normal" style:font-size-complex="11pt" style:font-style-complex="normal" style:font-weight-complex="normal"/>
    </style:style>
    <style:style style:name="MT1" style:family="text">
      <style:text-properties officeooo:rsid="001779c6"/>
    </style:style>
    <style:style style:name="Mfr1" style:family="graphic" style:parent-style-name="Graphics">
      <style:graphic-properties style:run-through="foreground" style:wrap="right" style:number-wrapped-paragraphs="1" style:wrap-contour="false" style:horizontal-pos="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width="2.004cm" svg:height="1.016cm" draw:z-index="0"><draw:image xlink:href="Pictures/10000201000000470000002454F5D547A29B8756.png" xlink:type="simple" xlink:show="embed" xlink:actuate="onLoad"/></draw:frame>Universidade de Brasília</text:p>
        <text:p text:style-name="MP2">Faculdade de Educação</text:p>
        <text:p text:style-name="MP3">Departamento de Métodos e Técnicas</text:p>
        <text:p text:style-name="MP3">Educação a Distância</text:p>
        <text:p text:style-name="MP2">Prof<text:span text:style-name="MT1">essora</text:span> <text:span text:style-name="MT1">Leda Maria Rangearo Fiorentini</text:span></text:p>
      </style:header>
      <style:footer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MP4">Danilo Alves Xavier (11005969)</text:p>
            </table:table-cell>
          </table:table-row>
          <table:table-row>
            <table:table-cell table:style-name="Tabela1.A1" office:value-type="string">
              <text:p text:style-name="MP4">Licenciatura em Computação</text:p>
            </table:table-cell>
          </table:table-row>
        </table:table>
        <text:p text:style-name="MP4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6:37:54.328000000</meta:creation-date>
    <meta:editing-duration>PT10H48M13S</meta:editing-duration>
    <meta:editing-cycles>14</meta:editing-cycles>
    <meta:generator>LibreOffice/5.2.7.2$Linux_X86_64 LibreOffice_project/20m0$Build-2</meta:generator>
    <dc:date>2017-08-14T21:30:00.793037453</dc:date>
    <meta:document-statistic meta:table-count="1" meta:image-count="1" meta:object-count="0" meta:page-count="1" meta:paragraph-count="11" meta:word-count="137" meta:character-count="920" meta:non-whitespace-character-count="794"/>
  </office:meta>
</office:document-meta>
</file>